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9558"/>
    </style:style>
    <style:style style:name="P2" style:family="paragraph" style:parent-style-name="Text_20_body">
      <style:text-properties officeooo:rsid="00393b55" officeooo:paragraph-rsid="00393b55"/>
    </style:style>
    <style:style style:name="P3" style:family="paragraph" style:parent-style-name="Text_20_body">
      <style:text-properties officeooo:rsid="000e9558" officeooo:paragraph-rsid="000e9558"/>
    </style:style>
    <style:style style:name="P4" style:family="paragraph" style:parent-style-name="Heading_20_1">
      <style:text-properties officeooo:rsid="00393b55" officeooo:paragraph-rsid="00393b55"/>
    </style:style>
    <style:style style:name="P5" style:family="paragraph" style:parent-style-name="Heading_20_1">
      <style:text-properties officeooo:rsid="00492ca6" officeooo:paragraph-rsid="00492ca6"/>
    </style:style>
    <style:style style:name="P6" style:family="paragraph" style:parent-style-name="Text_20_body">
      <style:text-properties officeooo:rsid="0047d82e" officeooo:paragraph-rsid="0047d82e"/>
    </style:style>
    <style:style style:name="P7" style:family="paragraph" style:parent-style-name="Text_20_body">
      <style:text-properties officeooo:rsid="00492ca6" officeooo:paragraph-rsid="00492ca6"/>
    </style:style>
    <style:style style:name="T1" style:family="text">
      <style:text-properties officeooo:rsid="001978a8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492ca6" style:font-style-asian="normal" style:font-weight-asian="normal" style:font-style-complex="normal" style:font-weight-complex="normal"/>
    </style:style>
    <style:style style:name="T4" style:family="text">
      <style:text-properties officeooo:rsid="0047d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out</text:h>
      <text:p text:style-name="P1"/>
      <text:p text:style-name="P3">This document describes <text:span text:style-name="T1">the </text:span><text:span text:style-name="T4">query parser module.</text:span></text:p>
      <text:p text:style-name="P3"/>
      <text:h text:style-name="P4" text:outline-level="1">How it works</text:h>
      <text:p text:style-name="P2"/>
      <text:p text:style-name="P6">The query parser module is there to extract information from a query string. It honestly is a few lines of code, but I figured it will be reused a lot and its best to maintain one standard.</text:p>
      <text:h text:style-name="P5" text:outline-level="1"><text:span text:style-name="T2">Query String</text:span></text:h>
      <text:p text:style-name="P7"><text:span text:style-name="T2">It contains the instance a file is save on, then the filename. The signature is parsed as a GET parameter.</text:span></text:p>
      <text:p text:style-name="P7"><text:span text:style-name="T2">&lt;instance_name&gt;@&lt;filename&gt;</text:span></text:p>
      <text:p text:style-name="P7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4-30T10:34:02.682000000</dc:date>
    <meta:editing-duration>PT5H13M4S</meta:editing-duration>
    <meta:editing-cycles>26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7" meta:word-count="71" meta:character-count="398" meta:non-whitespace-character-count="334"/>
  </office:meta>
</office:document-meta>
</file>